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1"/>
        <table:table-column table:style-name="co1" table:number-columns-repeated="258" table:default-cell-style-name="Default"/>
        <table:table-row table:style-name="ro1">
          <table:table-cell office:value-type="float" office:value="670000025" calcext:value-type="float">
            <text:p>670000025</text:p>
          </table:table-cell>
          <table:table-cell office:value-type="string" calcext:value-type="string">
            <text:p>266 700 574 00012</text:p>
          </table:table-cell>
          <table:table-cell/>
          <table:table-cell office:value-type="string" calcext:value-type="string">
            <text:p>HOPITAL CIVIL / NOUVEL HOPITAL CIVIL</text:p>
          </table:table-cell>
          <table:table-cell/>
          <table:table-cell office:value-type="string" calcext:value-type="string">
            <text:p>1 PLACE DE L'HOPITAL</text:p>
          </table:table-cell>
          <table:table-cell office:value-type="string" calcext:value-type="string">
            <text:p>BP 426</text:p>
          </table:table-cell>
          <table:table-cell office:value-type="float" office:value="67091" calcext:value-type="float">
            <text:p>67091</text:p>
          </table:table-cell>
          <table:table-cell office:value-type="string" calcext:value-type="string">
            <text:p>STRASBOURG CEDEX</text:p>
          </table:table-cell>
          <table:table-cell office:value-type="string" calcext:value-type="string">
            <text:p>03 88 11 67 68 </text:p>
          </table:table-cell>
          <table:table-cell office:value-type="string" calcext:value-type="string">
            <text:p>03 88 11 60 99</text:p>
          </table:table-cell>
          <table:table-cell office:value-type="string" calcext:value-type="string">
            <text:p>01 janvier 153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entre Hospitalier R�gional (C.H.R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70780055" calcext:value-type="float">
            <text:p>6707800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ppareil d'IRM � utilisation clinique</text:p>
          </table:table-cell>
          <table:table-cell office:value-type="float" office:value="2" calcext:value-type="float">
            <text:p>2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Cam�ra � scintillation</text:p>
          </table:table-cell>
          <table:table-cell office:value-type="float" office:value="3" calcext:value-type="float">
            <text:p>3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table:number-columns-repeated="13"/>
          <table:table-cell office:value-type="string" calcext:value-type="string">
            <text:p>Psychiatrie</text:p>
          </table:table-cell>
          <table:table-cell office:value-type="string" calcext:value-type="string">
            <text:p>G�n�ral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Psychiatrie</text:p>
          </table:table-cell>
          <table:table-cell office:value-type="string" calcext:value-type="string">
            <text:p>Infanto-juv�nil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Psychiatrie</text:p>
          </table:table-cell>
          <table:table-cell office:value-type="string" calcext:value-type="string">
            <text:p>G�n�rale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Psychiatrie</text:p>
          </table:table-cell>
          <table:table-cell office:value-type="string" calcext:value-type="string">
            <text:p>Infanto-juv�nile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Traitement de l'insuffisance r�nale chronique par �puration extrar�nale</text:p>
          </table:table-cell>
          <table:table-cell office:value-type="string" calcext:value-type="string">
            <text:p>H�modialyse en centre pour adulte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AMU Service d'aide m�dicale urgent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MUR Structure mobile d'urgence et de r�animation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DPN : Analyse de biochimie, y compris analyse portant sur les marqueurs s�riques maternel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Chirurgie cardiaque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AMP clinique : pr�l�vement de spermatozo�de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DPN : Analyses de g�n�tique mol�culair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R�animation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digestif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ur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thorax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ORL et maxillo-facial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Greffe de coeur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Greffe coeur-poumon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Greffe de poumon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ctivit�s interventionnelles sous imagerie m�dicale, par voie endovasculaire, en cardiologie</text:p>
          </table:table-cell>
          <table:table-cell office:value-type="string" calcext:value-type="string">
            <text:p>Actes �lectrophysiologiques de rythmologie interventionnelle, de stimulation multi sites et de d�fibrillatio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ctivit�s interventionnelles sous imagerie m�dicale, par voie endovasculaire, en cardiologie</text:p>
          </table:table-cell>
          <table:table-cell office:value-type="string" calcext:value-type="string">
            <text:p>Actes portant sur les autres cardiopathies de l'adult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Greffe rein-pancr�a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Greffe de rein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Examen des caract�ristiques g�n�tiques d'une personne ou identification d'une personne par empreintes g�n�tiques � des fins m�dicales</text:p>
          </table:table-cell>
          <table:table-cell office:value-type="string" calcext:value-type="string">
            <text:p>Analyses de g�n�tique mol�culair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mioth�rapie ou autres traitements m�dicaux sp�cifiques du cancer</text:p>
          </table:table-cell>
          <table:table-cell office:value-type="string" calcext:value-type="string">
            <text:p>Forme non pr�cis�e</text:p>
          </table:table-cell>
          <table:table-cell table:number-columns-repeated="136"/>
        </table:table-row>
        <table:table-row table:style-name="ro1">
          <table:table-cell office:value-type="float" office:value="670000157" calcext:value-type="float">
            <text:p>670000157</text:p>
          </table:table-cell>
          <table:table-cell office:value-type="string" calcext:value-type="string">
            <text:p>266 700 111 00013</text:p>
          </table:table-cell>
          <table:table-cell/>
          <table:table-cell office:value-type="string" calcext:value-type="string">
            <text:p>CENTRE HOSPITALIER DE HAGUENAU</text:p>
          </table:table-cell>
          <table:table-cell/>
          <table:table-cell office:value-type="string" calcext:value-type="string">
            <text:p>64 AVENUE DU PROFESSEUR RENE LERICHE</text:p>
          </table:table-cell>
          <table:table-cell office:value-type="string" calcext:value-type="string">
            <text:p>BP 40252</text:p>
          </table:table-cell>
          <table:table-cell office:value-type="float" office:value="67504" calcext:value-type="float">
            <text:p>67504</text:p>
          </table:table-cell>
          <table:table-cell office:value-type="string" calcext:value-type="string">
            <text:p>HAGUENAU CEDEX</text:p>
          </table:table-cell>
          <table:table-cell office:value-type="string" calcext:value-type="string">
            <text:p>03 88 06 33 33 </text:p>
          </table:table-cell>
          <table:table-cell office:value-type="string" calcext:value-type="string">
            <text:p>03 88 06 30 30</text:p>
          </table:table-cell>
          <table:table-cell office:value-type="string" calcext:value-type="string">
            <text:p>01 janvier 190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70780337" calcext:value-type="float">
            <text:p>6707803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ppareil d'IRM � utilisation clinique</text:p>
          </table:table-cell>
          <table:table-cell office:value-type="float" office:value="2" calcext:value-type="float">
            <text:p>2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office:value-type="float" office:value="2" calcext:value-type="float">
            <text:p>2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Cam�ra � scintillation</text:p>
          </table:table-cell>
          <table:table-cell table:number-columns-repeated="13"/>
          <table:table-cell office:value-type="string" calcext:value-type="string">
            <text:p>Traitement de l'insuffisance r�nale chronique par �puration extrar�nale</text:p>
          </table:table-cell>
          <table:table-cell office:value-type="string" calcext:value-type="string">
            <text:p>H�modialyse en centre pour adulte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MUR Structure mobile d'urgence et de r�animation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R�animation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digestif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sei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gyn�c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avec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sans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mioth�rapie ou autres traitements m�dicaux sp�cifiques du cancer</text:p>
          </table:table-cell>
          <table:table-cell office:value-type="string" calcext:value-type="string">
            <text:p>Forme non pr�cis�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Activit�s interventionnelles sous imagerie m�dicale, par voie endovasculaire, en cardiologie</text:p>
          </table:table-cell>
          <table:table-cell office:value-type="string" calcext:value-type="string">
            <text:p>Actes portant sur les autres cardiopathies de l'adult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ctivit�s interventionnelles sous imagerie m�dicale, par voie endovasculaire, en cardiologie</text:p>
          </table:table-cell>
          <table:table-cell office:value-type="string" calcext:value-type="string">
            <text:p>Actes �lectrophysiologiques de rythmologie interventionnelle, de stimulation multi sites et de d�fibrillatio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Soins de suite et de r�adaptation sp�cialis�s - Affections de la personne �g�e polypathologique, d�pendante ou � risque de d�pendance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table:number-columns-repeated="163"/>
          <table:table-cell office:value-type="string" calcext:value-type="string">
            <text:p>H�bergement Ouvert en Ets Pr Adultes &amp; Familles</text:p>
          </table:table-cell>
          <table:table-cell office:value-type="string" calcext:value-type="string">
            <text:p>H�bergement Complet Internat</text:p>
          </table:table-cell>
          <table:table-cell office:value-type="string" calcext:value-type="string">
            <text:p>Familles des Hospitalis�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000165" calcext:value-type="float">
            <text:p>670000165</text:p>
          </table:table-cell>
          <table:table-cell office:value-type="string" calcext:value-type="string">
            <text:p>266 700 228 00015</text:p>
          </table:table-cell>
          <table:table-cell/>
          <table:table-cell office:value-type="string" calcext:value-type="string">
            <text:p>CH SAINTE-CATHERINE DE SAVERNE</text:p>
          </table:table-cell>
          <table:table-cell/>
          <table:table-cell office:value-type="string" calcext:value-type="string">
            <text:p>19 COTE DE SAVERNE</text:p>
          </table:table-cell>
          <table:table-cell office:value-type="string" calcext:value-type="string">
            <text:p>BP 20105</text:p>
          </table:table-cell>
          <table:table-cell office:value-type="float" office:value="67703" calcext:value-type="float">
            <text:p>67703</text:p>
          </table:table-cell>
          <table:table-cell office:value-type="string" calcext:value-type="string">
            <text:p>SAVERNE CEDEX</text:p>
          </table:table-cell>
          <table:table-cell office:value-type="string" calcext:value-type="string">
            <text:p>03 88 71 67 67 </text:p>
          </table:table-cell>
          <table:table-cell office:value-type="string" calcext:value-type="string">
            <text:p>03 88 71 66 34</text:p>
          </table:table-cell>
          <table:table-cell office:value-type="string" calcext:value-type="string">
            <text:p>01 janvier 190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70780345" calcext:value-type="float">
            <text:p>670780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ppareil d'IRM � utilisation clinique</text:p>
          </table:table-cell>
          <table:table-cell office:value-type="float" office:value="1" calcext:value-type="float">
            <text:p>1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table:number-columns-repeated="16"/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sei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mioth�rapie ou autres traitements m�dicaux sp�cifiques du cancer</text:p>
          </table:table-cell>
          <table:table-cell office:value-type="string" calcext:value-type="string">
            <text:p>Forme non pr�cis�e</text:p>
          </table:table-cell>
          <table:table-cell office:value-type="string" calcext:value-type="string">
            <text:p>Soins de suite et de r�adaptation sp�cialis�s - Affections de la personne �g�e polypathologique, d�pendante ou � risque de d�pendance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Soins de suite et de r�adaptation sp�cialis�s - Affections de la personne �g�e polypathologique, d�pendante ou � risque de d�pendance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sans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MUR Structure mobile d'urgence et de r�animation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R�animation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digestif</text:p>
          </table:table-cell>
          <table:table-cell office:value-type="string" calcext:value-type="string">
            <text:p>Pas de forme</text:p>
          </table:table-cell>
          <table:table-cell table:number-columns-repeated="172"/>
          <table:table-cell office:value-type="string" calcext:value-type="string">
            <text:p>H�bergement Ouvert en Ets Pr Adultes &amp; Familles</text:p>
          </table:table-cell>
          <table:table-cell office:value-type="string" calcext:value-type="string">
            <text:p>H�bergement Complet Internat</text:p>
          </table:table-cell>
          <table:table-cell office:value-type="string" calcext:value-type="string">
            <text:p>Familles des Hospitalis�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000272" calcext:value-type="float">
            <text:p>670000272</text:p>
          </table:table-cell>
          <table:table-cell office:value-type="string" calcext:value-type="string">
            <text:p>266 700 582 00015</text:p>
          </table:table-cell>
          <table:table-cell/>
          <table:table-cell office:value-type="string" calcext:value-type="string">
            <text:p>CH INTERCOMMUNAL DE LA LAUTER</text:p>
          </table:table-cell>
          <table:table-cell/>
          <table:table-cell office:value-type="string" calcext:value-type="string">
            <text:p>24 ROUTE DE WEILER</text:p>
          </table:table-cell>
          <table:table-cell office:value-type="string" calcext:value-type="string">
            <text:p>BP 20003</text:p>
          </table:table-cell>
          <table:table-cell office:value-type="float" office:value="67166" calcext:value-type="float">
            <text:p>67166</text:p>
          </table:table-cell>
          <table:table-cell office:value-type="string" calcext:value-type="string">
            <text:p>WISSEMBOURG CEDEX</text:p>
          </table:table-cell>
          <table:table-cell office:value-type="string" calcext:value-type="string">
            <text:p>03 88 54 11 11 </text:p>
          </table:table-cell>
          <table:table-cell office:value-type="string" calcext:value-type="string">
            <text:p>03 88 54 11 56</text:p>
          </table:table-cell>
          <table:table-cell office:value-type="string" calcext:value-type="string">
            <text:p>01 janvier 190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ablissement Public Inter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70780543" calcext:value-type="float">
            <text:p>6707805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table:number-columns-repeated="19"/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Soins de suite et de r�adaptation sp�cialis�s - Affections cardio-vasculaire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Soins de suite et de r�adaptation sp�cialis�s - Affections cardio-vasculaire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MUR Structure mobile d'urgence et de r�animation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compl�te (24 heures cons�cutives ou plus)</text:p>
          </table:table-cell>
          <table:table-cell table:number-columns-repeated="196"/>
        </table:table-row>
        <table:table-row table:style-name="ro1">
          <table:table-cell office:value-type="float" office:value="670000397" calcext:value-type="float">
            <text:p>670000397</text:p>
          </table:table-cell>
          <table:table-cell office:value-type="string" calcext:value-type="string">
            <text:p>266 700 244 00012</text:p>
          </table:table-cell>
          <table:table-cell/>
          <table:table-cell office:value-type="string" calcext:value-type="string">
            <text:p>CENTRE HOSPITALIER DE SELESTAT</text:p>
          </table:table-cell>
          <table:table-cell/>
          <table:table-cell office:value-type="string" calcext:value-type="string">
            <text:p>23 AVENUE LOUIS PASTEUR</text:p>
          </table:table-cell>
          <table:table-cell office:value-type="string" calcext:value-type="string">
            <text:p>BP 30248</text:p>
          </table:table-cell>
          <table:table-cell office:value-type="float" office:value="67606" calcext:value-type="float">
            <text:p>67606</text:p>
          </table:table-cell>
          <table:table-cell office:value-type="string" calcext:value-type="string">
            <text:p>SELESTAT CEDEX</text:p>
          </table:table-cell>
          <table:table-cell office:value-type="string" calcext:value-type="string">
            <text:p>03 88 57 56 00 </text:p>
          </table:table-cell>
          <table:table-cell office:value-type="string" calcext:value-type="string">
            <text:p>03 88 57 55 56</text:p>
          </table:table-cell>
          <table:table-cell office:value-type="string" calcext:value-type="string">
            <text:p>23 mars 194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70780691" calcext:value-type="float">
            <text:p>6707806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office:value-type="float" office:value="1" calcext:value-type="float">
            <text:p>1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ppareil d'IRM � utilisation clinique</text:p>
          </table:table-cell>
          <table:table-cell table:number-columns-repeated="16"/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MUR Structure mobile d'urgence et de r�animation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R�animation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sans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mioth�rapie ou autres traitements m�dicaux sp�cifiques du cancer</text:p>
          </table:table-cell>
          <table:table-cell office:value-type="string" calcext:value-type="string">
            <text:p>Forme non pr�cis�e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digestif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table:number-columns-repeated="187"/>
          <table:table-cell office:value-type="string" calcext:value-type="string">
            <text:p>H�bergement Ouvert en Ets Pr Adultes &amp; Familles</text:p>
          </table:table-cell>
          <table:table-cell office:value-type="string" calcext:value-type="string">
            <text:p>H�bergement Complet Internat</text:p>
          </table:table-cell>
          <table:table-cell office:value-type="string" calcext:value-type="string">
            <text:p>Familles des Hospitalis�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016237" calcext:value-type="float">
            <text:p>670016237</text:p>
          </table:table-cell>
          <table:table-cell office:value-type="string" calcext:value-type="string">
            <text:p>533 706 404 00019</text:p>
          </table:table-cell>
          <table:table-cell/>
          <table:table-cell office:value-type="string" calcext:value-type="string">
            <text:p>CLINIQUE SAINTE ODILE</text:p>
          </table:table-cell>
          <table:table-cell/>
          <table:table-cell office:value-type="string" calcext:value-type="string">
            <text:p>6 RUE SIMONIS</text:p>
          </table:table-cell>
          <table:table-cell/>
          <table:table-cell office:value-type="float" office:value="67100" calcext:value-type="float">
            <text:p>6710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03 88 40 45 00 </text:p>
          </table:table-cell>
          <table:table-cell/>
          <table:table-cell table:style-name="Default" office:value-type="string" calcext:value-type="string">
            <text:p>01 ao�t 2011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roupement de coop�ration sanitaire - Etablissement de sant�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oupement de Coop�ration Sanitaire Priv�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chelle tarifaire priv�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tab de sant� priv� non lucratif, non d�clar int�r�t collect</text:p>
          </table:table-cell>
          <table:table-cell office:value-type="float" office:value="670016211" calcext:value-type="float">
            <text:p>6700162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office:value-type="float" office:value="1" calcext:value-type="float">
            <text:p>1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ppareil d'IRM � utilisation clinique</text:p>
          </table:table-cell>
          <table:table-cell table:number-columns-repeated="16"/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thorax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ur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ORL et maxillo-facial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digestif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table:number-columns-repeated="199"/>
        </table:table-row>
        <table:table-row table:style-name="ro1">
          <table:table-cell office:value-type="float" office:value="670780162" calcext:value-type="float">
            <text:p>670780162</text:p>
          </table:table-cell>
          <table:table-cell office:value-type="string" calcext:value-type="string">
            <text:p>775 641 731 00010</text:p>
          </table:table-cell>
          <table:table-cell/>
          <table:table-cell office:value-type="string" calcext:value-type="string">
            <text:p>CLINIQUE DES DIACONESSES</text:p>
          </table:table-cell>
          <table:table-cell/>
          <table:table-cell office:value-type="string" calcext:value-type="string">
            <text:p>2 RUE SAINTE-ELISABETH</text:p>
          </table:table-cell>
          <table:table-cell office:value-type="string" calcext:value-type="string">
            <text:p>BP 90010</text:p>
          </table:table-cell>
          <table:table-cell office:value-type="float" office:value="67085" calcext:value-type="float">
            <text:p>67085</text:p>
          </table:table-cell>
          <table:table-cell office:value-type="string" calcext:value-type="string">
            <text:p>STRASBOURG CEDEX</text:p>
          </table:table-cell>
          <table:table-cell office:value-type="string" calcext:value-type="string">
            <text:p>03 88 14 42 42 </text:p>
          </table:table-cell>
          <table:table-cell office:value-type="string" calcext:value-type="string">
            <text:p>03 88 37 36 75</text:p>
          </table:table-cell>
          <table:table-cell office:value-type="string" calcext:value-type="string">
            <text:p>01 janvier 19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tablissement de Soins Pluridisciplinai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ssociation de Droit Loc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S �tablissements de sant� non financ�s dotation glob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tab de sant� priv� non lucratif, non d�clar int�r�t collect</text:p>
          </table:table-cell>
          <table:table-cell office:value-type="float" office:value="670000108" calcext:value-type="float">
            <text:p>670000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ppareil d'IRM � utilisation clinique</text:p>
          </table:table-cell>
          <table:table-cell office:value-type="float" office:value="1" calcext:value-type="float">
            <text:p>1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table:number-columns-repeated="16"/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digestif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table:number-columns-repeated="211"/>
        </table:table-row>
        <table:table-row table:style-name="ro1">
          <table:table-cell office:value-type="float" office:value="670780212" calcext:value-type="float">
            <text:p>670780212</text:p>
          </table:table-cell>
          <table:table-cell office:value-type="string" calcext:value-type="string">
            <text:p>438 420 887 00079</text:p>
          </table:table-cell>
          <table:table-cell/>
          <table:table-cell office:value-type="string" calcext:value-type="string">
            <text:p>CLINIQUE SAINTE-ANNE</text:p>
          </table:table-cell>
          <table:table-cell/>
          <table:table-cell office:value-type="string" calcext:value-type="string">
            <text:p>182 ROUTE DE LA WANTZENAU</text:p>
          </table:table-cell>
          <table:table-cell/>
          <table:table-cell office:value-type="float" office:value="67085" calcext:value-type="float">
            <text:p>67085</text:p>
          </table:table-cell>
          <table:table-cell office:value-type="string" calcext:value-type="string">
            <text:p>STRASBOURG CEDEX</text:p>
          </table:table-cell>
          <table:table-cell office:value-type="string" calcext:value-type="string">
            <text:p>03 88 45 81 81 </text:p>
          </table:table-cell>
          <table:table-cell/>
          <table:table-cell office:value-type="string" calcext:value-type="string">
            <text:p>04 avril 190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tablissement de Soins Pluridisciplina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nd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S �tablissements PSPH dotation glob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tablissement de sant� priv� d'int�r�t collectif</text:p>
          </table:table-cell>
          <table:table-cell office:value-type="float" office:value="670014604" calcext:value-type="float">
            <text:p>6700146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ppareil d'IRM � utilisation clinique</text:p>
          </table:table-cell>
          <table:table-cell office:value-type="float" office:value="1" calcext:value-type="float">
            <text:p>1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table:number-columns-repeated="16"/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sans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Traitement de l'insuffisance r�nale chronique par �puration extrar�nale</text:p>
          </table:table-cell>
          <table:table-cell office:value-type="string" calcext:value-type="string">
            <text:p>H�modialyse en centre pour adulte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ur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Radioth�rapie extern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mioth�rapie ou autres traitements m�dicaux sp�cifiques du cancer</text:p>
          </table:table-cell>
          <table:table-cell office:value-type="string" calcext:value-type="string">
            <text:p>Forme non pr�cis�e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table:number-columns-repeated="193"/>
        </table:table-row>
        <table:table-row table:style-name="ro1">
          <table:table-cell office:value-type="float" office:value="670783273" calcext:value-type="float">
            <text:p>670783273</text:p>
          </table:table-cell>
          <table:table-cell office:value-type="string" calcext:value-type="string">
            <text:p>266 700 574 00095</text:p>
          </table:table-cell>
          <table:table-cell/>
          <table:table-cell office:value-type="string" calcext:value-type="string">
            <text:p>HOPITAL DE HAUTEPIERRE</text:p>
          </table:table-cell>
          <table:table-cell/>
          <table:table-cell office:value-type="string" calcext:value-type="string">
            <text:p>1 AVENUE MOLIERE</text:p>
          </table:table-cell>
          <table:table-cell/>
          <table:table-cell office:value-type="float" office:value="67098" calcext:value-type="float">
            <text:p>67098</text:p>
          </table:table-cell>
          <table:table-cell office:value-type="string" calcext:value-type="string">
            <text:p>STRASBOURG CEDEX 2</text:p>
          </table:table-cell>
          <table:table-cell office:value-type="string" calcext:value-type="string">
            <text:p>03 88 11 67 68 </text:p>
          </table:table-cell>
          <table:table-cell office:value-type="string" calcext:value-type="string">
            <text:p>03 88 12 70 99</text:p>
          </table:table-cell>
          <table:table-cell office:value-type="string" calcext:value-type="string">
            <text:p>01 novembre 19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entre Hospitalier R�gional (C.H.R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70780055" calcext:value-type="float">
            <text:p>6707800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Tomographe � �missions</text:p>
          </table:table-cell>
          <table:table-cell office:value-type="float" office:value="2" calcext:value-type="float">
            <text:p>2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Cam�ra � scintillation</text:p>
          </table:table-cell>
          <table:table-cell office:value-type="float" office:value="1" calcext:value-type="float">
            <text:p>1</text:p>
          </table:table-cell>
          <table:table-cell office:value-type="float" office:value="44901" calcext:value-type="float">
            <text:p>44901</text:p>
          </table:table-cell>
          <table:table-cell office:value-type="string" calcext:value-type="string">
            <text:p>Caisson hyperbare</text:p>
          </table:table-cell>
          <table:table-cell office:value-type="float" office:value="3" calcext:value-type="float">
            <text:p>3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office:value-type="float" office:value="3" calcext:value-type="float">
            <text:p>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ppareil d'IRM � utilisation clinique</text:p>
          </table:table-cell>
          <table:table-cell table:number-columns-repeated="7"/>
          <table:table-cell office:value-type="string" calcext:value-type="string">
            <text:p>R�animation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R�animation</text:p>
          </table:table-cell>
          <table:table-cell office:value-type="string" calcext:value-type="string">
            <text:p>P�diatrique sp�cialis�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sans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avec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R�animation n�onatal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Traitement de l'insuffisance r�nale chronique par �puration extrar�nale</text:p>
          </table:table-cell>
          <table:table-cell office:value-type="string" calcext:value-type="string">
            <text:p>H�modialyse en centre pour enfant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P Structure des urgences p�diatrique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DPN : Analyses de cytog�n�tique y compris cytog�n�tique mol�culair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Utilisation th�rapeuthique de radio�l�ments en sources non scell�e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sei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digestif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gyn�c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MURP Structure mobile d'urg et de r�a p�diatrique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ORL et maxillo-facial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ctivit�s interventionnelles sous imagerie m�dicale, par voie endovasculaire, en neuroradiologie</text:p>
          </table:table-cell>
          <table:table-cell office:value-type="string" calcext:value-type="string">
            <text:p>Sans autre indicatio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Neurochirurgie</text:p>
          </table:table-cell>
          <table:table-cell office:value-type="string" calcext:value-type="string">
            <text:p>P�diatriqu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Chirurgie cardiaque</text:p>
          </table:table-cell>
          <table:table-cell office:value-type="string" calcext:value-type="string">
            <text:p>P�diatriqu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reffe de foie</text:p>
          </table:table-cell>
          <table:table-cell office:value-type="string" calcext:value-type="string">
            <text:p>Adulte et p�diatriqu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Greffe de rein</text:p>
          </table:table-cell>
          <table:table-cell office:value-type="string" calcext:value-type="string">
            <text:p>P�diatriqu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Greffe de pancr�a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Greffe de cellules h�matopo��tiques allogreffe</text:p>
          </table:table-cell>
          <table:table-cell office:value-type="string" calcext:value-type="string">
            <text:p>Adulte et p�diatriqu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ctivit�s interventionnelles sous imagerie m�dicale, par voie endovasculaire, en cardiologie</text:p>
          </table:table-cell>
          <table:table-cell office:value-type="string" calcext:value-type="string">
            <text:p>Actes portant sur les cardiopathies de l'enfant, y compris les �ventuelles r�-interventions � l'�ge adult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Neurochirurgie</text:p>
          </table:table-cell>
          <table:table-cell office:value-type="string" calcext:value-type="string">
            <text:p>Fonctionnelle c�r�bral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Neurochirurgie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Examen des caract�ristiques g�n�tiques d'une personne ou identification d'une personne par empreintes g�n�tiques � des fins m�dicales</text:p>
          </table:table-cell>
          <table:table-cell office:value-type="string" calcext:value-type="string">
            <text:p>Analyses de cytog�n�tique, y compris les analyses de cytog�n�tique mol�culair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Examen des caract�ristiques g�n�tiques d'une personne ou identification d'une personne par empreintes g�n�tiques � des fins m�dicales</text:p>
          </table:table-cell>
          <table:table-cell office:value-type="string" calcext:value-type="string">
            <text:p>Analyses de g�n�tique mol�culair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mioth�rapie ou autres traitements m�dicaux sp�cifiques du cancer</text:p>
          </table:table-cell>
          <table:table-cell office:value-type="string" calcext:value-type="string">
            <text:p>Forme non pr�cis�e</text:p>
          </table:table-cell>
          <table:table-cell table:number-columns-repeated="124"/>
        </table:table-row>
        <table:table-row table:style-name="ro1">
          <table:table-cell office:value-type="float" office:value="680000320" calcext:value-type="float">
            <text:p>680000320</text:p>
          </table:table-cell>
          <table:table-cell office:value-type="string" calcext:value-type="string">
            <text:p>778 950 550 00070</text:p>
          </table:table-cell>
          <table:table-cell/>
          <table:table-cell office:value-type="string" calcext:value-type="string">
            <text:p>CLINIQUE DIACONAT FONDERIE</text:p>
          </table:table-cell>
          <table:table-cell/>
          <table:table-cell office:value-type="string" calcext:value-type="string">
            <text:p>1 RUE SAINT-SAUVEUR</text:p>
          </table:table-cell>
          <table:table-cell office:value-type="string" calcext:value-type="string">
            <text:p>BP 1237</text:p>
          </table:table-cell>
          <table:table-cell office:value-type="float" office:value="68054" calcext:value-type="float">
            <text:p>68054</text:p>
          </table:table-cell>
          <table:table-cell office:value-type="string" calcext:value-type="string">
            <text:p>MULHOUSE CEDEX 1</text:p>
          </table:table-cell>
          <table:table-cell office:value-type="string" calcext:value-type="string">
            <text:p>03 89 36 75 75 </text:p>
          </table:table-cell>
          <table:table-cell office:value-type="string" calcext:value-type="string">
            <text:p>03 89 36 75 95</text:p>
          </table:table-cell>
          <table:table-cell office:value-type="string" calcext:value-type="string">
            <text:p>01 janvier 19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tablissement de Soins Pluridisciplina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nd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S �tablissements de sant� non financ�s dotation glob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tab de sant� priv� non lucratif, non d�clar int�r�t collect</text:p>
          </table:table-cell>
          <table:table-cell office:value-type="float" office:value="680000643" calcext:value-type="float">
            <text:p>680000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table:number-columns-repeated="19"/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sei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digestif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ur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ctivit�s interventionnelles sous imagerie m�dicale, par voie endovasculaire, en cardiologie</text:p>
          </table:table-cell>
          <table:table-cell office:value-type="string" calcext:value-type="string">
            <text:p>Actes portant sur les autres cardiopathies de l'adult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sans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table:number-columns-repeated="196"/>
        </table:table-row>
        <table:table-row table:style-name="ro1">
          <table:table-cell office:value-type="float" office:value="680000494" calcext:value-type="float">
            <text:p>680000494</text:p>
          </table:table-cell>
          <table:table-cell office:value-type="string" calcext:value-type="string">
            <text:p>778 950 550 00047</text:p>
          </table:table-cell>
          <table:table-cell/>
          <table:table-cell office:value-type="string" calcext:value-type="string">
            <text:p>CLINIQUE DIACONAT ROOSEVELT</text:p>
          </table:table-cell>
          <table:table-cell/>
          <table:table-cell office:value-type="string" calcext:value-type="string">
            <text:p>14 BOULEVARD DU PRESIDENT ROOSEVELT</text:p>
          </table:table-cell>
          <table:table-cell/>
          <table:table-cell office:value-type="float" office:value="68200" calcext:value-type="float">
            <text:p>68200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03 89 32 55 00 </text:p>
          </table:table-cell>
          <table:table-cell office:value-type="string" calcext:value-type="string">
            <text:p>03 89 32 55 80</text:p>
          </table:table-cell>
          <table:table-cell table:style-name="Default" office:value-type="string" calcext:value-type="string">
            <text:p>26 f�vrier 197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tablissement de Soins Pluridisciplina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nd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S �tablissements de sant� non financ�s dotation glob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tab de sant� priv� non lucratif, non d�clar int�r�t collect</text:p>
          </table:table-cell>
          <table:table-cell office:value-type="float" office:value="680000643" calcext:value-type="float">
            <text:p>680000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ppareil d'IRM � utilisation clinique</text:p>
          </table:table-cell>
          <table:table-cell office:value-type="float" office:value="1" calcext:value-type="float">
            <text:p>1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Cam�ra � scintillation</text:p>
          </table:table-cell>
          <table:table-cell office:value-type="float" office:value="1" calcext:value-type="float">
            <text:p>1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table:number-columns-repeated="13"/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sei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digestif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ur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gyn�c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ORL et maxillo-facial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AMP Bio : activit� relative � la FIV avec ou sans micromanipulatio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AMP clinique : pr�l�vement d'ovocytes en vue d'une AMP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AMP clinique : transfert des embryons en vue de leur implantatio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AMP Bio : pr�paration et conservation du sperme en vue d'une ins�mination artificiell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AMP clinique : pr�l�vement de spermatozo�de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AMP Bio : conservation des embryons en vue d'un projet parental</text:p>
          </table:table-cell>
          <table:table-cell office:value-type="string" calcext:value-type="string">
            <text:p>Pas de forme</text:p>
          </table:table-cell>
          <table:table-cell table:number-columns-repeated="181"/>
        </table:table-row>
        <table:table-row table:style-name="ro1">
          <table:table-cell office:value-type="float" office:value="680000544" calcext:value-type="float">
            <text:p>680000544</text:p>
          </table:table-cell>
          <table:table-cell office:value-type="string" calcext:value-type="string">
            <text:p>266 800 309 00012</text:p>
          </table:table-cell>
          <table:table-cell/>
          <table:table-cell office:value-type="string" calcext:value-type="string">
            <text:p>CENTRE HOSPITALIER D'ALTKIRCH</text:p>
          </table:table-cell>
          <table:table-cell/>
          <table:table-cell office:value-type="string" calcext:value-type="string">
            <text:p>23 RUE DU TROISIEME ZOUAVE</text:p>
          </table:table-cell>
          <table:table-cell office:value-type="string" calcext:value-type="string">
            <text:p>BP 1022</text:p>
          </table:table-cell>
          <table:table-cell office:value-type="float" office:value="68134" calcext:value-type="float">
            <text:p>68134</text:p>
          </table:table-cell>
          <table:table-cell office:value-type="string" calcext:value-type="string">
            <text:p>ALTKIRCH CEDEX</text:p>
          </table:table-cell>
          <table:table-cell office:value-type="string" calcext:value-type="string">
            <text:p>03 89 08 30 30 </text:p>
          </table:table-cell>
          <table:table-cell office:value-type="string" calcext:value-type="string">
            <text:p>03 89 08 30 11</text:p>
          </table:table-cell>
          <table:table-cell office:value-type="string" calcext:value-type="string">
            <text:p>01 janvier 190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80000395" calcext:value-type="float">
            <text:p>6800003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table:number-columns-repeated="19"/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Soins de longue dur�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� temps partiel de jour</text:p>
          </table:table-cell>
          <table:table-cell table:number-columns-repeated="199"/>
        </table:table-row>
        <table:table-row table:style-name="ro1">
          <table:table-cell office:value-type="float" office:value="680000601" calcext:value-type="float">
            <text:p>680000601</text:p>
          </table:table-cell>
          <table:table-cell office:value-type="string" calcext:value-type="string">
            <text:p>266 800 291 00012</text:p>
          </table:table-cell>
          <table:table-cell/>
          <table:table-cell office:value-type="string" calcext:value-type="string">
            <text:p>CENTRE HOSPITALIER DE THANN</text:p>
          </table:table-cell>
          <table:table-cell/>
          <table:table-cell office:value-type="string" calcext:value-type="string">
            <text:p>1 RUE SAINT JACQUES</text:p>
          </table:table-cell>
          <table:table-cell office:value-type="string" calcext:value-type="string">
            <text:p>BP 40088</text:p>
          </table:table-cell>
          <table:table-cell office:value-type="float" office:value="68802" calcext:value-type="float">
            <text:p>68802</text:p>
          </table:table-cell>
          <table:table-cell office:value-type="string" calcext:value-type="string">
            <text:p>THANN CEDEX</text:p>
          </table:table-cell>
          <table:table-cell office:value-type="string" calcext:value-type="string">
            <text:p>03 89 37 71 01 </text:p>
          </table:table-cell>
          <table:table-cell office:value-type="string" calcext:value-type="string">
            <text:p>03 89 37 71 70</text:p>
          </table:table-cell>
          <table:table-cell office:value-type="string" calcext:value-type="string">
            <text:p>01 janvier 190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80000437" calcext:value-type="float">
            <text:p>680000437</text:p>
          </table:table-cell>
          <table:table-cell table:number-columns-repeated="23"/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Soins de suite et de r�adaptation sp�cialis�s - Affections onco-h�matologique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table:number-columns-repeated="205"/>
        </table:table-row>
        <table:table-row table:style-name="ro1">
          <table:table-cell office:value-type="float" office:value="680000627" calcext:value-type="float">
            <text:p>680000627</text:p>
          </table:table-cell>
          <table:table-cell office:value-type="string" calcext:value-type="string">
            <text:p>266 800 390 00012</text:p>
          </table:table-cell>
          <table:table-cell/>
          <table:table-cell office:value-type="string" calcext:value-type="string">
            <text:p>HOPITAL DU HASENRAIN</text:p>
          </table:table-cell>
          <table:table-cell/>
          <table:table-cell office:value-type="string" calcext:value-type="string">
            <text:p>87 AVENUE D'ALTKIRCH</text:p>
          </table:table-cell>
          <table:table-cell office:value-type="string" calcext:value-type="string">
            <text:p>BP 1070</text:p>
          </table:table-cell>
          <table:table-cell office:value-type="float" office:value="68051" calcext:value-type="float">
            <text:p>68051</text:p>
          </table:table-cell>
          <table:table-cell office:value-type="string" calcext:value-type="string">
            <text:p>MULHOUSE CEDEX 1</text:p>
          </table:table-cell>
          <table:table-cell office:value-type="string" calcext:value-type="string">
            <text:p>03 89 64 74 74 </text:p>
          </table:table-cell>
          <table:table-cell office:value-type="string" calcext:value-type="string">
            <text:p>03 89 64 70 26</text:p>
          </table:table-cell>
          <table:table-cell office:value-type="string" calcext:value-type="string">
            <text:p>01 janvier 190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80000486" calcext:value-type="float">
            <text:p>680000486</text:p>
          </table:table-cell>
          <table:table-cell table:number-columns-repeated="23"/>
          <table:table-cell office:value-type="string" calcext:value-type="string">
            <text:p>Psychiatrie</text:p>
          </table:table-cell>
          <table:table-cell office:value-type="string" calcext:value-type="string">
            <text:p>G�n�ral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mioth�rapie ou autres traitements m�dicaux sp�cifiques du cancer</text:p>
          </table:table-cell>
          <table:table-cell office:value-type="string" calcext:value-type="string">
            <text:p>Forme non pr�cis�e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sei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gyn�c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Psychiatrie</text:p>
          </table:table-cell>
          <table:table-cell office:value-type="string" calcext:value-type="string">
            <text:p>Infanto-juv�nil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sans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R�animation n�onatal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avec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table:number-columns-repeated="181"/>
          <table:table-cell office:value-type="string" calcext:value-type="string">
            <text:p>H�bergement Ouvert en Ets Pr Adultes &amp; Familles</text:p>
          </table:table-cell>
          <table:table-cell office:value-type="string" calcext:value-type="string">
            <text:p>H�bergement Complet Internat</text:p>
          </table:table-cell>
          <table:table-cell office:value-type="string" calcext:value-type="string">
            <text:p>Familles des Hospitalis�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000684" calcext:value-type="float">
            <text:p>680000684</text:p>
          </table:table-cell>
          <table:table-cell office:value-type="string" calcext:value-type="string">
            <text:p>266 800 903 00012</text:p>
          </table:table-cell>
          <table:table-cell/>
          <table:table-cell office:value-type="string" calcext:value-type="string">
            <text:p>HOPITAL LOUIS PASTEUR</text:p>
          </table:table-cell>
          <table:table-cell/>
          <table:table-cell office:value-type="string" calcext:value-type="string">
            <text:p>39 AVENUE DE LA LIBERTE</text:p>
          </table:table-cell>
          <table:table-cell/>
          <table:table-cell office:value-type="float" office:value="68024" calcext:value-type="float">
            <text:p>68024</text:p>
          </table:table-cell>
          <table:table-cell office:value-type="string" calcext:value-type="string">
            <text:p>COLMAR CEDEX</text:p>
          </table:table-cell>
          <table:table-cell office:value-type="string" calcext:value-type="string">
            <text:p>03 89 12 40 00 </text:p>
          </table:table-cell>
          <table:table-cell office:value-type="string" calcext:value-type="string">
            <text:p>03 89 12 42 98</text:p>
          </table:table-cell>
          <table:table-cell office:value-type="string" calcext:value-type="string">
            <text:p>04 avril 190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80000973" calcext:value-type="float">
            <text:p>6800009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ppareil d'IRM � utilisation clinique</text:p>
          </table:table-cell>
          <table:table-cell office:value-type="float" office:value="2" calcext:value-type="float">
            <text:p>2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Cam�ra � scintillation</text:p>
          </table:table-cell>
          <table:table-cell office:value-type="float" office:value="2" calcext:value-type="float">
            <text:p>2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table:number-columns-repeated="13"/>
          <table:table-cell office:value-type="string" calcext:value-type="string">
            <text:p>Soins de suite et de r�adaptation sp�cialis�s - Affections du syst�me nerveux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Activit�s interventionnelles sous imagerie m�dicale, par voie endovasculaire, en cardiologie</text:p>
          </table:table-cell>
          <table:table-cell office:value-type="string" calcext:value-type="string">
            <text:p>Actes portant sur les autres cardiopathies de l'adult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Examen des caract�ristiques g�n�tiques d'une personne ou identification d'une personne par empreintes g�n�tiques � des fins m�dicales</text:p>
          </table:table-cell>
          <table:table-cell office:value-type="string" calcext:value-type="string">
            <text:p>Analyses de g�n�tique mol�culair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mioth�rapie ou autres traitements m�dicaux sp�cifiques du cancer</text:p>
          </table:table-cell>
          <table:table-cell office:value-type="string" calcext:value-type="string">
            <text:p>Forme non pr�cis�e</text:p>
          </table:table-cell>
          <table:table-cell office:value-type="string" calcext:value-type="string">
            <text:p>Soins de suite et de r�adaptation sp�cialis�s - Affections du syst�me nerveux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Soins de suite et de r�adaptation sp�cialis�s - Affections de l'appareil locomoteur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Soins de suite et de r�adaptation sp�cialis�s - Affections de l'appareil locomoteur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Traitement de l'insuffisance r�nale chronique par �puration extrar�nale</text:p>
          </table:table-cell>
          <table:table-cell office:value-type="string" calcext:value-type="string">
            <text:p>H�modialyse en centre pour adulte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MUR Structure mobile d'urgence et de r�animation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R�animation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Utilisation th�rapeuthique de radio�l�ments en sources non scell�e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Radioth�rapie extern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sei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digestif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ur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thorax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ORL et maxillo-facial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ctivit�s interventionnelles sous imagerie m�dicale, par voie endovasculaire, en neuroradiologie</text:p>
          </table:table-cell>
          <table:table-cell office:value-type="string" calcext:value-type="string">
            <text:p>Sans autre indicatio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Neurochirurgie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Psychiatrie</text:p>
          </table:table-cell>
          <table:table-cell office:value-type="string" calcext:value-type="string">
            <text:p>G�n�rale</text:p>
          </table:table-cell>
          <table:table-cell office:value-type="string" calcext:value-type="string">
            <text:p>Hospitalisation compl�te (24 heures cons�cutives ou plus)</text:p>
          </table:table-cell>
          <table:table-cell table:number-columns-repeated="145"/>
          <table:table-cell office:value-type="string" calcext:value-type="string">
            <text:p>H�bergement Ouvert en Ets Pr Adultes &amp; Familles</text:p>
          </table:table-cell>
          <table:table-cell office:value-type="string" calcext:value-type="string">
            <text:p>H�bergement Complet Internat</text:p>
          </table:table-cell>
          <table:table-cell office:value-type="string" calcext:value-type="string">
            <text:p>Familles des Hospitalis�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000700" calcext:value-type="float">
            <text:p>680000700</text:p>
          </table:table-cell>
          <table:table-cell office:value-type="string" calcext:value-type="string">
            <text:p>266 800 069 00012</text:p>
          </table:table-cell>
          <table:table-cell/>
          <table:table-cell office:value-type="string" calcext:value-type="string">
            <text:p>CENTRE HOSPITALIER DE GUEBWILLER</text:p>
          </table:table-cell>
          <table:table-cell/>
          <table:table-cell office:value-type="string" calcext:value-type="string">
            <text:p>2 RUE JEAN SCHLUMBERGER</text:p>
          </table:table-cell>
          <table:table-cell/>
          <table:table-cell office:value-type="float" office:value="68504" calcext:value-type="float">
            <text:p>68504</text:p>
          </table:table-cell>
          <table:table-cell office:value-type="string" calcext:value-type="string">
            <text:p>GUEBWILLER CEDEX</text:p>
          </table:table-cell>
          <table:table-cell office:value-type="string" calcext:value-type="string">
            <text:p>03 89 74 78 00 </text:p>
          </table:table-cell>
          <table:table-cell office:value-type="string" calcext:value-type="string">
            <text:p>03 89 83 09 48</text:p>
          </table:table-cell>
          <table:table-cell office:value-type="string" calcext:value-type="string">
            <text:p>01 janvier 190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80001005" calcext:value-type="float">
            <text:p>680001005</text:p>
          </table:table-cell>
          <table:table-cell table:number-columns-repeated="23"/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� temps partiel de jour</text:p>
          </table:table-cell>
          <table:table-cell table:number-columns-repeated="208"/>
        </table:table-row>
        <table:table-row table:style-name="ro1">
          <table:table-cell office:value-type="float" office:value="680001245" calcext:value-type="float">
            <text:p>680001245</text:p>
          </table:table-cell>
          <table:table-cell office:value-type="string" calcext:value-type="string">
            <text:p>266 800 903 00111</text:p>
          </table:table-cell>
          <table:table-cell/>
          <table:table-cell office:value-type="string" calcext:value-type="string">
            <text:p>CENTRE MERE ENFANT 'LE PARC'</text:p>
          </table:table-cell>
          <table:table-cell/>
          <table:table-cell office:value-type="string" calcext:value-type="string">
            <text:p>46 RUE DU STAUFFEN</text:p>
          </table:table-cell>
          <table:table-cell/>
          <table:table-cell office:value-type="float" office:value="68020" calcext:value-type="float">
            <text:p>68020</text:p>
          </table:table-cell>
          <table:table-cell office:value-type="string" calcext:value-type="string">
            <text:p>COLMAR CEDEX</text:p>
          </table:table-cell>
          <table:table-cell office:value-type="string" calcext:value-type="string">
            <text:p>03 89 12 40 00 </text:p>
          </table:table-cell>
          <table:table-cell/>
          <table:table-cell office:value-type="string" calcext:value-type="string">
            <text:p>01 mars 198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80000973" calcext:value-type="float">
            <text:p>680000973</text:p>
          </table:table-cell>
          <table:table-cell table:number-columns-repeated="23"/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avec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N�onatologie sans soins intensif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Gyn�cologie, obst�trique, n�onatologie, r�animation n�onatale</text:p>
          </table:table-cell>
          <table:table-cell office:value-type="string" calcext:value-type="string">
            <text:p>Gyn�cologie obst�trique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gyn�c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sein</text:p>
          </table:table-cell>
          <table:table-cell office:value-type="string" calcext:value-type="string">
            <text:p>Pas de forme</text:p>
          </table:table-cell>
          <table:table-cell table:number-columns-repeated="190"/>
          <table:table-cell office:value-type="string" calcext:value-type="string">
            <text:p>H�bergement Ouvert en Ets Pr Adultes &amp; Familles</text:p>
          </table:table-cell>
          <table:table-cell office:value-type="string" calcext:value-type="string">
            <text:p>H�bergement Complet Internat</text:p>
          </table:table-cell>
          <table:table-cell office:value-type="string" calcext:value-type="string">
            <text:p>Familles des Hospitalis�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004546" calcext:value-type="float">
            <text:p>680004546</text:p>
          </table:table-cell>
          <table:table-cell office:value-type="string" calcext:value-type="string">
            <text:p>266 800 390 00087</text:p>
          </table:table-cell>
          <table:table-cell/>
          <table:table-cell office:value-type="string" calcext:value-type="string">
            <text:p>HOPITAL EMILE MULLER</text:p>
          </table:table-cell>
          <table:table-cell/>
          <table:table-cell office:value-type="string" calcext:value-type="string">
            <text:p>20 RUE DU DR LAENNEC</text:p>
          </table:table-cell>
          <table:table-cell/>
          <table:table-cell office:value-type="float" office:value="68051" calcext:value-type="float">
            <text:p>68051</text:p>
          </table:table-cell>
          <table:table-cell office:value-type="string" calcext:value-type="string">
            <text:p>MULHOUSE CEDEX 1</text:p>
          </table:table-cell>
          <table:table-cell office:value-type="string" calcext:value-type="string">
            <text:p>03 89 64 64 64 </text:p>
          </table:table-cell>
          <table:table-cell/>
          <table:table-cell office:value-type="string" calcext:value-type="string">
            <text:p>01 mai 197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80000486" calcext:value-type="float">
            <text:p>680000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Scanographe � utilisation m�dicale</text:p>
          </table:table-cell>
          <table:table-cell office:value-type="float" office:value="2" calcext:value-type="float">
            <text:p>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Appareil d'IRM � utilisation clinique</text:p>
          </table:table-cell>
          <table:table-cell office:value-type="float" office:value="1" calcext:value-type="float">
            <text:p>1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Cam�ra � scintillation</text:p>
          </table:table-cell>
          <table:table-cell table:number-columns-repeated="13"/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Chirurgie ambulatoire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 cardiaque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MUR Structure mobile d'urgence et de r�animation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M�decine</text:p>
          </table:table-cell>
          <table:table-cell office:value-type="string" calcext:value-type="string">
            <text:p>Pas de modalit�</text:p>
          </table:table-cell>
          <table:table-cell office:value-type="string" calcext:value-type="string">
            <text:p>Hospitalisation � temps partiel de jour ou de nuit</text:p>
          </table:table-cell>
          <table:table-cell office:value-type="string" calcext:value-type="string">
            <text:p>Traitement de l'insuffisance r�nale chronique par �puration extrar�nale</text:p>
          </table:table-cell>
          <table:table-cell office:value-type="string" calcext:value-type="string">
            <text:p>H�modialyse en centre pour adulte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AMU Service d'aide m�dicale urgent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AMP Bio : conservation � usage autologue des gam�tes et tissus germinaux en application de l'article L.2141-11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DPN : Analyses de cytog�n�tique y compris cytog�n�tique mol�culair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AMP Bio : pr�paration et conservation du sperme en vue d'une ins�mination artificiell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MP DPN</text:p>
          </table:table-cell>
          <table:table-cell office:value-type="string" calcext:value-type="string">
            <text:p>DPN : Analyse de biochimie, y compris analyse portant sur les marqueurs s�riques maternel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Utilisation th�rapeuthique de radio�l�ments en sources non scell�es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digestif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urologi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thorax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rurgie des cancers : ORL et maxillo-facial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Radioth�rapie extern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Soins de suite et de r�adaptation sp�cialis�s - Affections de l'appareil locomoteur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Soins de suite et de r�adaptation sp�cialis�s - Affections de l'appareil locomoteur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R�animation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Soins de suite et de r�adaptation sp�cialis�s - Affections du syst�me nerveux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Traitement du cancer</text:p>
          </table:table-cell>
          <table:table-cell office:value-type="string" calcext:value-type="string">
            <text:p>Chimioth�rapie ou autres traitements m�dicaux sp�cifiques du cancer</text:p>
          </table:table-cell>
          <table:table-cell office:value-type="string" calcext:value-type="string">
            <text:p>Forme non pr�cis�e</text:p>
          </table:table-cell>
          <table:table-cell office:value-type="string" calcext:value-type="string">
            <text:p>Soins de suite et de r�adaptation sp�cialis�s - Affections du syst�me nerveux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Soins de suite et de r�adaptation sp�cialis�s - Affections de l'appareil locomoteur</text:p>
          </table:table-cell>
          <table:table-cell office:value-type="string" calcext:value-type="string">
            <text:p>P�diatrie - �ges non diff�renci�s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Soins de suite et de r�adaptation sp�cialis�s - Affections du syst�me nerveux</text:p>
          </table:table-cell>
          <table:table-cell office:value-type="string" calcext:value-type="string">
            <text:p>P�diatrie - �ges non diff�renci�s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Activit�s interventionnelles sous imagerie m�dicale, par voie endovasculaire, en cardiologie</text:p>
          </table:table-cell>
          <table:table-cell office:value-type="string" calcext:value-type="string">
            <text:p>Actes �lectrophysiologiques de rythmologie interventionnelle, de stimulation multi sites et de d�fibrillation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Activit�s interventionnelles sous imagerie m�dicale, par voie endovasculaire, en cardiologie</text:p>
          </table:table-cell>
          <table:table-cell office:value-type="string" calcext:value-type="string">
            <text:p>Actes portant sur les autres cardiopathies de l'adult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� temps partiel de jour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office:value-type="string" calcext:value-type="string">
            <text:p>Examen des caract�ristiques g�n�tiques d'une personne ou identification d'une personne par empreintes g�n�tiques � des fins m�dicales</text:p>
          </table:table-cell>
          <table:table-cell office:value-type="string" calcext:value-type="string">
            <text:p>Analyses de cytog�n�tique, y compris les analyses de cytog�n�tique mol�culair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Examen des caract�ristiques g�n�tiques d'une personne ou identification d'une personne par empreintes g�n�tiques � des fins m�dicales</text:p>
          </table:table-cell>
          <table:table-cell office:value-type="string" calcext:value-type="string">
            <text:p>Analyses de g�n�tique mol�culaire</text:p>
          </table:table-cell>
          <table:table-cell office:value-type="string" calcext:value-type="string">
            <text:p>Pas de forme</text:p>
          </table:table-cell>
          <table:table-cell office:value-type="string" calcext:value-type="string">
            <text:p>Soins de suite et de r�adaptation sp�cialis�s - Affections de l'appareil locomoteur</text:p>
          </table:table-cell>
          <table:table-cell office:value-type="string" calcext:value-type="string">
            <text:p>P�diatrie - �ges non diff�renci�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Soins de suite et de r�adaptation sp�cialis�s - Affections du syst�me nerveux</text:p>
          </table:table-cell>
          <table:table-cell office:value-type="string" calcext:value-type="string">
            <text:p>P�diatrie - �ges non diff�renci�s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Soins de suite et de r�adaptation sp�cialis�s - Affections des syst�mes digestif, m�tabolique et endocrinien</text:p>
          </table:table-cell>
          <table:table-cell office:value-type="string" calcext:value-type="string">
            <text:p>P�diatrie - �ges non diff�renci�s</text:p>
          </table:table-cell>
          <table:table-cell office:value-type="string" calcext:value-type="string">
            <text:p>Hospitalisation � temps partiel de jour</text:p>
          </table:table-cell>
          <table:table-cell table:number-columns-repeated="118"/>
        </table:table-row>
        <table:table-row table:style-name="ro1">
          <table:table-cell office:value-type="float" office:value="680020096" calcext:value-type="float">
            <text:p>680020096</text:p>
          </table:table-cell>
          <table:table-cell table:number-columns-repeated="2"/>
          <table:table-cell office:value-type="string" calcext:value-type="string">
            <text:p>CENTRE HOSP MULHOUSE- SITE DE ST-LOUIS</text:p>
          </table:table-cell>
          <table:table-cell/>
          <table:table-cell office:value-type="string" calcext:value-type="string">
            <text:p>5 RUE SAINT DAMIEN</text:p>
          </table:table-cell>
          <table:table-cell/>
          <table:table-cell office:value-type="float" office:value="68300" calcext:value-type="float">
            <text:p>68300</text:p>
          </table:table-cell>
          <table:table-cell office:value-type="string" calcext:value-type="string">
            <text:p>ST LOUIS</text:p>
          </table:table-cell>
          <table:table-cell table:number-columns-repeated="2"/>
          <table:table-cell office:value-type="string" calcext:value-type="string">
            <text:p>01 janvier 20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ntre Hospitalier (C.H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Public Communal d'Hospita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S �tablissements Publics de sant� dotation glob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public de sant�</text:p>
          </table:table-cell>
          <table:table-cell office:value-type="float" office:value="680000486" calcext:value-type="float">
            <text:p>680000486</text:p>
          </table:table-cell>
          <table:table-cell table:number-columns-repeated="23"/>
          <table:table-cell office:value-type="string" calcext:value-type="string">
            <text:p>Soins de suite et de r�adaptation non sp�cialis�s</text:p>
          </table:table-cell>
          <table:table-cell office:value-type="string" calcext:value-type="string">
            <text:p>Adulte (�ge &gt;18 ans)</text:p>
          </table:table-cell>
          <table:table-cell office:value-type="string" calcext:value-type="string">
            <text:p>Hospitalisation compl�te (24 heures cons�cutives ou plus)</text:p>
          </table:table-cell>
          <table:table-cell office:value-type="string" calcext:value-type="string">
            <text:p>M�decine d'urgence</text:p>
          </table:table-cell>
          <table:table-cell office:value-type="string" calcext:value-type="string">
            <text:p>SU Structure des urgences</text:p>
          </table:table-cell>
          <table:table-cell office:value-type="string" calcext:value-type="string">
            <text:p>Non saisonnier</text:p>
          </table:table-cell>
          <table:table-cell table:number-columns-repeated="2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9:27:25.195180768</meta:creation-date>
    <dc:date>2015-03-22T19:53:52.278329518</dc:date>
    <meta:editing-duration>PT10M30S</meta:editing-duration>
    <meta:editing-cycles>1</meta:editing-cycles>
    <meta:document-statistic meta:table-count="1" meta:cell-count="1314" meta:object-count="0"/>
    <meta:generator>LibreOffice/4.2.8.2$Linux_X86_64 LibreOffice_project/420m0$Build-2</meta:generator>
  </office:meta>
</office:document-meta>
</file>